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Ubuntu" svg:font-family="Ubuntu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387" officeooo:paragraph-rsid="0007f387"/>
    </style:style>
    <style:style style:name="P2" style:family="paragraph" style:parent-style-name="Standard">
      <style:text-properties officeooo:rsid="00090fd9" officeooo:paragraph-rsid="00090fd9"/>
    </style:style>
    <style:style style:name="P3" style:family="paragraph" style:parent-style-name="Standard">
      <style:text-properties officeooo:rsid="000ad0b5" officeooo:paragraph-rsid="000ad0b5"/>
    </style:style>
    <style:style style:name="P4" style:family="paragraph" style:parent-style-name="Standard">
      <style:text-properties officeooo:rsid="000b8202" officeooo:paragraph-rsid="000b8202"/>
    </style:style>
    <style:style style:name="P5" style:family="paragraph" style:parent-style-name="Standard">
      <style:text-properties officeooo:rsid="000d42e2" officeooo:paragraph-rsid="000d42e2"/>
    </style:style>
    <style:style style:name="P6" style:family="paragraph" style:parent-style-name="Standard">
      <style:text-properties officeooo:rsid="0010cc48" officeooo:paragraph-rsid="0010cc48"/>
    </style:style>
    <style:style style:name="P7" style:family="paragraph" style:parent-style-name="Standard">
      <style:text-properties officeooo:rsid="001131b2" officeooo:paragraph-rsid="001131b2"/>
    </style:style>
    <style:style style:name="P8" style:family="paragraph" style:parent-style-name="Standard">
      <style:text-properties officeooo:rsid="001304df" officeooo:paragraph-rsid="001304df"/>
    </style:style>
    <style:style style:name="P9" style:family="paragraph" style:parent-style-name="Standard">
      <style:text-properties officeooo:rsid="001304df" officeooo:paragraph-rsid="00145334"/>
    </style:style>
    <style:style style:name="P10" style:family="paragraph" style:parent-style-name="Standard">
      <style:text-properties officeooo:rsid="0014c5d3" officeooo:paragraph-rsid="0014c5d3"/>
    </style:style>
    <style:style style:name="P11" style:family="paragraph" style:parent-style-name="Standard">
      <style:text-properties officeooo:rsid="0014c5d3" officeooo:paragraph-rsid="00159cb8"/>
    </style:style>
    <style:style style:name="P12" style:family="paragraph" style:parent-style-name="Standard">
      <style:text-properties officeooo:rsid="0016cef5" officeooo:paragraph-rsid="0016cef5"/>
    </style:style>
    <style:style style:name="P13" style:family="paragraph" style:parent-style-name="Standard">
      <style:text-properties officeooo:rsid="0018b282" officeooo:paragraph-rsid="0018b282"/>
    </style:style>
    <style:style style:name="P14" style:family="paragraph" style:parent-style-name="Standard">
      <style:text-properties officeooo:rsid="0019ead7" officeooo:paragraph-rsid="0019ead7"/>
    </style:style>
    <style:style style:name="P15" style:family="paragraph" style:parent-style-name="Standard">
      <style:text-properties officeooo:rsid="0019ead7" officeooo:paragraph-rsid="001c4af8"/>
    </style:style>
    <style:style style:name="P16" style:family="paragraph" style:parent-style-name="Standard">
      <style:text-properties officeooo:rsid="0019ead7" officeooo:paragraph-rsid="0020a15b"/>
    </style:style>
    <style:style style:name="P17" style:family="paragraph" style:parent-style-name="Standard">
      <style:text-properties fo:color="#000000" style:font-name="Liberation Serif" fo:font-size="12pt" officeooo:rsid="001dfd46" officeooo:paragraph-rsid="001dfd46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rsid="001f0db0" officeooo:paragraph-rsid="001f0db0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fo:font-weight="bold" officeooo:rsid="001dfd46" officeooo:paragraph-rsid="001dfd46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Liberation Serif" fo:font-size="12pt" fo:font-weight="bold" officeooo:rsid="001f0db0" officeooo:paragraph-rsid="001f0db0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rsid="0020a15b" officeooo:paragraph-rsid="0020a15b"/>
    </style:style>
    <style:style style:name="P22" style:family="paragraph" style:parent-style-name="Standard">
      <style:text-properties fo:font-weight="bold" officeooo:rsid="0020a15b" officeooo:paragraph-rsid="0020a15b" style:font-weight-asian="bold" style:font-weight-complex="bold"/>
    </style:style>
    <style:style style:name="P23" style:family="paragraph" style:parent-style-name="Standard">
      <style:text-properties officeooo:rsid="00211ffa" officeooo:paragraph-rsid="00211ffa"/>
    </style:style>
    <style:style style:name="P24" style:family="paragraph" style:parent-style-name="Standard">
      <style:text-properties officeooo:rsid="00211ffa" officeooo:paragraph-rsid="00221015"/>
    </style:style>
    <style:style style:name="T1" style:family="text">
      <style:text-properties officeooo:rsid="00090fd9"/>
    </style:style>
    <style:style style:name="T2" style:family="text">
      <style:text-properties officeooo:rsid="000ad0b5"/>
    </style:style>
    <style:style style:name="T3" style:family="text">
      <style:text-properties officeooo:rsid="000b8202"/>
    </style:style>
    <style:style style:name="T4" style:family="text">
      <style:text-properties officeooo:rsid="000d42e2"/>
    </style:style>
    <style:style style:name="T5" style:family="text">
      <style:text-properties officeooo:rsid="000f982d"/>
    </style:style>
    <style:style style:name="T6" style:family="text">
      <style:text-properties officeooo:rsid="00145334"/>
    </style:style>
    <style:style style:name="T7" style:family="text">
      <style:text-properties officeooo:rsid="00159cb8"/>
    </style:style>
    <style:style style:name="T8" style:family="text">
      <style:text-properties officeooo:rsid="00177fa2"/>
    </style:style>
    <style:style style:name="T9" style:family="text">
      <style:text-properties officeooo:rsid="0018b282"/>
    </style:style>
    <style:style style:name="T10" style:family="text">
      <style:text-properties officeooo:rsid="001a671b"/>
    </style:style>
    <style:style style:name="T11" style:family="text">
      <style:text-properties officeooo:rsid="001c03de"/>
    </style:style>
    <style:style style:name="T12" style:family="text">
      <style:text-properties officeooo:rsid="001c4af8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officeooo:rsid="001f0db0"/>
    </style:style>
    <style:style style:name="T15" style:family="text">
      <style:text-properties officeooo:rsid="0020a15b"/>
    </style:style>
    <style:style style:name="T16" style:family="text">
      <style:text-properties officeooo:rsid="00211ffa"/>
    </style:style>
    <style:style style:name="T17" style:family="text">
      <style:text-properties officeooo:rsid="00221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 Tools PyCharm</text:p>
      <text:p text:style-name="P2"># komentarz jednolinijkowy</text:p>
      <text:p text:style-name="P2">”””Komentarz</text:p>
      <text:p text:style-name="P2">na kilka linii</text:p>
      <text:p text:style-name="P2">””” </text:p>
      <text:p text:style-name="P2">’’’To też jest komentarz</text:p>
      <text:p text:style-name="P2">na kilka linii</text:p>
      <text:p text:style-name="P2">’’’</text:p>
      <text:p text:style-name="P2"/>
      <text:p text:style-name="P2">a= ”siedem”#podając tekst wpisujemy go w ‘ <text:s text:c="3"/>’ lub” <text:s text:c="2"/>”</text:p>
      <text:p text:style-name="P3">print(a)</text:p>
      <text:p text:style-name="P3"><text:tab/>wynik a</text:p>
      <text:p text:style-name="P2">print("a=", a)<text:span text:style-name="T2">#nie trzeba dokonać konwersji</text:span></text:p>
      <text:p text:style-name="P2"/>
      <text:p text:style-name="P2"><text:tab/>wynik a= siedem</text:p>
      <text:p text:style-name="P2">b=7 .<text:span text:style-name="T3">5</text:span></text:p>
      <text:p text:style-name="P2">print("b="+str(b)) #przy takim zapisie musimy dokonać <text:s/>konwersji na str</text:p>
      <text:p text:style-name="P2"><text:tab/>wynik b=7.<text:span text:style-name="T4">5</text:span></text:p>
      <text:p text:style-name="P2"/>
      <text:p text:style-name="P4">print(type(a))</text:p>
      <text:p text:style-name="P2"><text:tab/>&lt;class 'str'&gt;</text:p>
      <text:p text:style-name="P5">print(type(b))</text:p>
      <text:p text:style-name="P5"><text:tab/><text:span text:style-name="T1">&lt;class 'float'&gt;</text:span></text:p>
      <text:p text:style-name="P5">c = 8</text:p>
      <text:p text:style-name="P5">print(type(c))</text:p>
      <text:p text:style-name="P5"><text:tab/><text:span text:style-name="T1">&lt;class 'int'&gt;</text:span></text:p>
      <text:p text:style-name="P6">reszta z dzielenia</text:p>
      <text:p text:style-name="P5">number = 9.0 <text:s text:c="7"/># float number</text:p>
      <text:p text:style-name="P5"><text:span text:style-name="T5">wynik</text:span> = number/2</text:p>
      <text:p text:style-name="P5"><text:span text:style-name="T5">reszta</text:span> =number % 2</text:p>
      <text:p text:style-name="P5">print("<text:span text:style-name="T5">wynik</text:span> = " + str<text:span text:style-name="T5">(wynik</text:span>))</text:p>
      <text:p text:style-name="P5">print("<text:span text:style-name="T5">reszta</text:span> = " + str(r<text:span text:style-name="T5">eszta</text:span>))</text:p>
      <text:p text:style-name="P5"/>
      <text:p text:style-name="P5"><text:span text:style-name="T5"><text:tab/>wynik</text:span>= 4.5</text:p>
      <text:p text:style-name="P5"><text:tab/><text:span text:style-name="T5">reszta</text:span> = 1.0</text:p>
      <text:p text:style-name="P7">a=3</text:p>
      <text:p text:style-name="P7">a=a+5 inny zapis a +=5</text:p>
      <text:p text:style-name="P7"/>
      <text:p text:style-name="P8">a=3</text:p>
      <text:p text:style-name="P8">b=4</text:p>
      <text:p text:style-name="P8">porownaj= a == b #zmienna porównaj porównuje dwie zmienne czy są sobie równe</text:p>
      <text:p text:style-name="P8">print(porownaj)#wynik to False lub True</text:p>
      <text:p text:style-name="P8"><text:tab/>można w ten sposób dokonywać innych porównań: &lt;, &gt;, ==, &lt;=, &gt;=.</text:p>
      <text:p text:style-name="P8">he = "Hello"</text:p>
      <text:p text:style-name="P8">wo = 'World'</text:p>
      <text:p text:style-name="P8"/>
      <text:p text:style-name="P8">hello_world = he <text:s/>+ " " <text:s/>+ wo</text:p>
      <text:p text:style-name="P8">#aby rozłączyc dwa słowa dodajemy <text:s/><text:span text:style-name="T6">spacje</text:span>" " lub ' '</text:p>
      <text:p text:style-name="P8">print(hello_world) <text:span text:style-name="T6">#Hello World</text:span></text:p>
      <text:p text:style-name="P8"/>
      <text:p text:style-name="P8">hello = "hello"</text:p>
      <text:p text:style-name="P9">ten_of_hellos = hello * 10# 10 razy wypisze hello bez spacji, (hello+" ") * 10 <text:span text:style-name="T6">tak ze spacjami</text:span></text:p>
      <text:p text:style-name="P8"><text:soft-page-break/></text:p>
      <text:p text:style-name="P8">print(ten_of_hellos)<text:span text:style-name="T6">#hellohellohellohellohellohellohellohellohellohello</text:span></text:p>
      <text:p text:style-name="P8"/>
      <text:p text:style-name="P10">slowo = ”Domek na wsi?”</text:p>
      <text:p text:style-name="P10">print(slowo[0])#wyświetli tylko D jest to zerowa pozycja</text:p>
      <text:p text:style-name="P10">print(slowo[-1])# wyświetli tylko ? jest to ostatnia pozycja</text:p>
      <text:p text:style-name="P11">print(slowo[:<text:span text:style-name="T7">3</text:span>])# wyświetli tylko <text:span text:style-name="T7">Dom</text:span> <text:span text:style-name="T7">pozycje 0,1,2,</text:span></text:p>
      <text:p text:style-name="P11">print(slowo[<text:span text:style-name="T7">9:</text:span>])# wyświetli tylko <text:span text:style-name="T7">wsi? Od 9 pozycji do końca</text:span></text:p>
      <text:p text:style-name="P12">print(”na” in slowo)#sprawdza czy występuj jakiś ciąg znaków w <text:span text:style-name="T8">krotce, liśxie</text:span></text:p>
      <text:p text:style-name="P13">print(nazw_listy[len(nazwa_listy)/2])#wyświetli dokładnie połowę listy, krotki od początku </text:p>
      <text:p text:style-name="P13"/>
      <text:p text:style-name="P13">print('The name of this ice-cream is "Sweet\'n\'Tasty"')</text:p>
      <text:p text:style-name="P14">#The name of this ice-cream is "Sweet'n'Tasty"</text:p>
      <text:p text:style-name="P14"/>
      <text:p text:style-name="P19">lista = [”kot”, ”pies”, 2, 3, 44, ”kogut”, ”kura” ]</text:p>
      <text:p text:style-name="P19">krotka = (”kot”, ”pies”, 2, 3, 44, ”kogut”, ”kura”)<text:span text:style-name="T14">#bez edycji</text:span></text:p>
      <text:p text:style-name="P20">slowniki <text:span text:style-name="T13">= {'key1' : "value1", 'key2' : "value2"}. </text:span></text:p>
      <text:p text:style-name="P17"/>
      <text:p text:style-name="P18">print(len(nazwa))#podaje ilość elementów listy lub krotki</text:p>
      <text:p text:style-name="P14">print( <text:span text:style-name="T9">nazw_listy.</text:span>lower())#wszystkie znaki zostaną zamienione na małe</text:p>
      <text:p text:style-name="P14">print( <text:span text:style-name="T9">nazw_listy.</text:span>upper()) #wszystkie znaki zostaną zamienione na duże litery</text:p>
      <text:p text:style-name="P14"/>
      <text:p text:style-name="P14">print("I'm %d years old" % 45) <text:span text:style-name="T10">#I'm 45 years old</text:span></text:p>
      <text:p text:style-name="P14"/>
      <text:p text:style-name="P14"><text:span text:style-name="T11">nazwa_listy</text:span> += ["monkey", 'dog'] <text:s text:c="3"/># <text:span text:style-name="T11">dodanie 2 pozycji na koniec listy</text:span></text:p>
      <text:p text:style-name="P14">animals.append("dino") <text:s text:c="2"/># <text:span text:style-name="T11">dodanie jednej pozycji na końcu listy</text:span></text:p>
      <text:p text:style-name="P14">animals[-1]="dinosaur" <text:span text:style-name="T11">#zamiana ostatniej pozycji</text:span></text:p>
      <text:p text:style-name="P15">imals[1:3] = ['cat'] <text:s text:c="3"/></text:p>
      <text:p text:style-name="P15"># <text:span text:style-name="T11">zastąpienie elementu o indeksie 1 i 2 przez element cat. Lista skróci się o jeden indeks</text:span></text:p>
      <text:p text:style-name="P14">animals[1:3] = [] <text:s text:c="4"/># <text:span text:style-name="T12">usunięcie 2 elementów <text:s/>z listy o indeksie 1 i 2</text:span></text:p>
      <text:p text:style-name="P14">animals=[] <text:span text:style-name="T12">#wyczyszczenie całej zawartoście listy o nazwie animals</text:span></text:p>
      <text:p text:style-name="P14"/>
      <text:p text:style-name="P22">Słowniki:</text:p>
      <text:p text:style-name="P14">phone_book = {"John": 123, "Jane": 234, "Jerard": 345} <text:span text:style-name="T17">#utworzenie słownika</text:span></text:p>
      <text:p text:style-name="P14"><text:span text:style-name="T15">nazwa_slownika</text:span>["<text:span text:style-name="T15">nazw_klucza</text:span>"] = 345</text:p>
      <text:p text:style-name="P21">#dodanie nowej pozycji do słownika</text:p>
      <text:p text:style-name="P16">del <text:span text:style-name="T15">nazwa_slownika</text:span>['John']</text:p>
      <text:p text:style-name="P21">#niesunięcie istniejącego elementu słonika podając jego klucz</text:p>
      <text:p text:style-name="P21">print(nazwa_slownika)#<text:span text:style-name="T16">wyświetla</text:span> wszystkie klucze z <text:span text:style-name="T16">ich wartościami</text:span></text:p>
      <text:p text:style-name="P21">{'John': 123, 'Jane': 234, 'Jerard': 345, 'Jill': 456}</text:p>
      <text:p text:style-name="P23">print(nazwa_slownika[‘nazwa_klucza’]) <text:span text:style-name="T15">#</text:span>wyświetla<text:span text:style-name="T15"> </text:span>tylko wartość dla podanego klucza</text:p>
      <text:p text:style-name="P23">234</text:p>
      <text:p text:style-name="P24">print(<text:span text:style-name="T15">nazwa_slownika</text:span>.keys())</text:p>
      <text:p text:style-name="P23">dict_keys(['John', 'Jane', 'Jerard', 'Jill'])</text:p>
      <text:p text:style-name="P24">print(<text:span text:style-name="T15">nazwa_slownika</text:span>.values())</text:p>
      <text:p text:style-name="P23">dict_values([123, 234, 345, 456])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Ubuntu" svg:font-family="Ubuntu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4:42:33.217334689</meta:creation-date>
    <dc:date>2018-11-24T22:09:42.395248755</dc:date>
    <meta:editing-duration>PT1H8M46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83" meta:word-count="435" meta:character-count="3075" meta:non-whitespace-character-count="2681"/>
  </office:meta>
</office:document-meta>
</file>